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9316b" draw:fill-color="#2a6099" draw:textarea-horizontal-align="justify" draw:textarea-vertical-align="middle" draw:auto-grow-height="false" fo:min-height="1.037cm" fo:min-width="0.577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0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7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4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2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158466" draw:fill-color="#729fcf" draw:textarea-horizontal-align="justify" draw:textarea-vertical-align="middle" draw:auto-grow-height="false" fo:min-height="0.016cm" fo:min-width="0cm"/>
    </style:style>
    <style:style style:name="gr13" style:family="graphic" style:parent-style-name="standard">
      <style:graphic-properties svg:stroke-color="#000000" draw:fill-color="#729fcf" draw:textarea-horizontal-align="justify" draw:textarea-vertical-align="middle" draw:auto-grow-height="false" fo:min-height="0.003cm" fo:min-width="0cm"/>
    </style:style>
    <style:style style:name="gr14" style:family="graphic" style:parent-style-name="standard">
      <style:graphic-properties svg:stroke-width="0.1cm" svg:stroke-color="#000000" draw:marker-start-width="0cm" draw:marker-end-width="0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1.1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17" style:family="graphic" style:parent-style-name="standard">
      <style:graphic-properties svg:stroke-color="#ea7500" draw:fill-color="#ff0000"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Default_5f_2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cm" draw:marker-end-width="0cm" draw:fill-color="#000000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23cm"/>
      <style:paragraph-properties style:writing-mode="lr-tb"/>
    </style:style>
    <style:style style:name="gr21" style:family="graphic" style:parent-style-name="standard">
      <style:graphic-properties svg:stroke-width="0.1cm" svg:stroke-color="#ff972f" draw:marker-start-width="0cm" draw:marker-end-width="0cm" draw:fill-color="#e6e905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972f" draw:marker-start-width="0.35cm" draw:marker-end="Arrow" draw:marker-end-width="0.45cm" draw:fill="none" draw:fill-color="#e6e905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ff972f" draw:marker-start-width="0.35cm" draw:marker-end="Arrow" draw:marker-end-width="0.45cm" draw:fill="none" draw:fill-color="#3465a4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color="#158466" draw:fill-color="#729fcf" draw:textarea-horizontal-align="justify" draw:textarea-vertical-align="middle" draw:auto-grow-height="false" fo:min-height="0.003cm" fo:min-width="0cm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0.016cm" fo:min-width="0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034cm" fo:min-width="0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0000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-color="#e6e905"/>
      <style:paragraph-properties fo:text-align="center"/>
    </style:style>
    <style:style style:name="P13" style:family="paragraph">
      <loext:graphic-properties draw:fill="none" draw:fill-color="#e6e905"/>
      <style:paragraph-properties fo:text-align="center"/>
    </style:style>
    <style:style style:name="P14" style:family="paragraph">
      <loext:graphic-properties draw:fill="none" draw:fill-color="#3465a4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17.8999996185303pt" style:font-name-asian="Liberation Sans2" style:font-name-complex="Liberation Sans2"/>
    </style:style>
    <style:style style:name="T2" style:family="text">
      <style:text-properties fo:font-size="17.8999996185303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Liberation Sans" style:font-name-asian="Liberation Sans2" style:font-name-complex="Liberation Sans2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7.8999996185303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2.153cm" svg:height="2.573cm" svg:x="17.994cm" svg:y="6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line-skew="0.361cm" svg:x1="6.999cm" svg:y1="9.04cm" svg:x2="15.191cm" svg:y2="8.895cm" draw:end-shape="id1" draw:end-glue-point="2" svg:d="M6999 9040v766h8192v-911" svg:viewBox="0 0 8193 912">
          <text:p/>
        </draw:connector>
        <draw:connector draw:style-name="gr2" draw:text-style-name="P2" draw:layer="layout" svg:x1="6.994cm" svg:y1="11.293cm" svg:x2="6.981cm" svg:y2="9.053cm" draw:start-shape="id2" draw:start-glue-point="0" svg:d="M6994 11293v-1395h-13v-845" svg:viewBox="0 0 14 2241">
          <text:p/>
        </draw:connector>
        <draw:g xml:id="id4" draw:id="id4">
          <draw:line draw:style-name="gr3" draw:text-style-name="P3" draw:layer="layout" svg:x1="21.73cm" svg:y1="6.711cm" svg:x2="21.386cm" svg:y2="6.856cm">
            <text:p/>
          </draw:line>
          <draw:line draw:style-name="gr3" draw:text-style-name="P3" draw:layer="layout" svg:x1="21.386cm" svg:y1="6.848cm" svg:x2="22.024cm" svg:y2="7.138cm">
            <text:p/>
          </draw:line>
          <draw:line draw:style-name="gr3" draw:text-style-name="P3" draw:layer="layout" svg:x1="22.041cm" svg:y1="7.155cm" svg:x2="21.386cm" svg:y2="7.43cm">
            <text:p/>
          </draw:line>
          <draw:line draw:style-name="gr3" draw:text-style-name="P3" draw:layer="layout" svg:x1="21.386cm" svg:y1="7.423cm" svg:x2="22.024cm" svg:y2="7.713cm">
            <text:p/>
          </draw:line>
          <draw:line draw:style-name="gr3" draw:text-style-name="P3" draw:layer="layout" svg:x1="22.041cm" svg:y1="7.73cm" svg:x2="21.386cm" svg:y2="8.005cm">
            <text:p/>
          </draw:line>
          <draw:line draw:style-name="gr3" draw:text-style-name="P3" draw:layer="layout" svg:x1="21.386cm" svg:y1="7.998cm" svg:x2="21.722cm" svg:y2="8.138cm">
            <text:p/>
          </draw:line>
        </draw:g>
        <draw:connector draw:style-name="gr4" draw:text-style-name="P4" draw:layer="layout" draw:line-skew="-1.245cm" svg:x1="6.999cm" svg:y1="7.197cm" svg:x2="15.191cm" svg:y2="7.238cm" draw:end-shape="id1" draw:end-glue-point="0" svg:d="M6999 7197v-1754h8192v1795" svg:viewBox="0 0 8193 1796">
          <text:p/>
        </draw:connector>
        <draw:connector draw:style-name="gr2" draw:text-style-name="P2" draw:layer="layout" draw:line-skew="-0.553cm" svg:x1="19.071cm" svg:y1="6.319cm" svg:x2="21.713cm" svg:y2="6.711cm" draw:start-shape="id3" draw:start-glue-point="4" draw:end-shape="id4" draw:end-glue-point="0" svg:d="M19071 6319v-1055h2642v1447" svg:viewBox="0 0 2643 1448">
          <text:p/>
        </draw:connector>
        <draw:connector draw:style-name="gr2" draw:text-style-name="P2" draw:layer="layout" draw:line-skew="0.376cm" svg:x1="19.071cm" svg:y1="8.892cm" svg:x2="21.713cm" svg:y2="8.138cm" draw:start-shape="id3" draw:start-glue-point="6" draw:end-shape="id4" draw:end-glue-point="2" svg:d="M19071 8892v877h2642v-1631" svg:viewBox="0 0 2643 1632">
          <text:p/>
        </draw:connector>
        <draw:frame draw:style-name="gr5" draw:text-style-name="P5" draw:layer="layout" svg:width="1.501cm" svg:height="1.572cm" svg:x="15.36cm" svg:y="8.259cm">
          <draw:text-box>
            <text:p><text:span text:style-name="T1">r_π</text:span></text:p>
          </draw:text-box>
        </draw:frame>
        <draw:frame draw:style-name="gr6" draw:text-style-name="P5" draw:layer="layout" svg:width="1.277cm" svg:height="1.572cm" svg:x="6.867cm" svg:y="4.574cm">
          <draw:text-box>
            <text:p><text:span text:style-name="T2">Rs</text:span></text:p>
          </draw:text-box>
        </draw:frame>
        <draw:frame draw:style-name="gr7" draw:text-style-name="P5" draw:layer="layout" svg:width="2.902cm" svg:height="1.572cm" svg:x="21.632cm" svg:y="8.455cm">
          <draw:text-box>
            <text:p><text:span text:style-name="T2">r_o // Rc</text:span></text:p>
          </draw:text-box>
        </draw:frame>
        <draw:frame draw:style-name="gr8" draw:text-style-name="P5" draw:layer="layout" svg:width="2.733cm" svg:height="1.572cm" svg:x="4.915cm" svg:y="6.663cm">
          <draw:text-box draw:corner-radius="0.756cm">
            <text:p><text:span text:style-name="T2">v_s</text:span></text:p>
          </draw:text-box>
        </draw:frame>
        <draw:frame draw:style-name="gr9" draw:text-style-name="P6" draw:layer="layout" svg:width="3.62cm" svg:height="1.673cm" svg:x="16.087cm" svg:y="5.679cm">
          <draw:text-box>
            <text:p><text:span text:style-name="T3">g_m</text:span><text:span text:style-name="T4">*v_</text:span><text:span text:style-name="T3">π</text:span></text:p>
          </draw:text-box>
        </draw:frame>
        <draw:g xml:id="id1" draw:id="id1">
          <draw:line draw:style-name="gr10" draw:text-style-name="P3" draw:layer="layout" svg:x1="15.196cm" svg:y1="8.895cm" svg:x2="14.867cm" svg:y2="8.764cm">
            <text:p/>
          </draw:line>
          <draw:line draw:style-name="gr10" draw:text-style-name="P3" draw:layer="layout" svg:x1="15.514cm" svg:y1="8.481cm" svg:x2="14.868cm" svg:y2="8.767cm">
            <text:p/>
          </draw:line>
          <draw:line draw:style-name="gr10" draw:text-style-name="P3" draw:layer="layout" svg:x1="15.527cm" svg:y1="7.931cm" svg:x2="14.857cm" svg:y2="7.656cm">
            <text:p/>
          </draw:line>
          <draw:line draw:style-name="gr10" draw:text-style-name="P3" draw:layer="layout" svg:x1="15.53cm" svg:y1="8.494cm" svg:x2="14.86cm" svg:y2="8.219cm">
            <text:p/>
          </draw:line>
          <draw:line draw:style-name="gr10" draw:text-style-name="P3" draw:layer="layout" svg:x1="15.523cm" svg:y1="7.92cm" svg:x2="14.877cm" svg:y2="8.206cm">
            <text:p/>
          </draw:line>
          <draw:line draw:style-name="gr10" draw:text-style-name="P3" draw:layer="layout" svg:x1="15.499cm" svg:y1="7.364cm" svg:x2="14.853cm" svg:y2="7.65cm">
            <text:p/>
          </draw:line>
          <draw:line draw:style-name="gr10" draw:text-style-name="P3" draw:layer="layout" svg:x1="15.466cm" svg:y1="7.369cm" svg:x2="15.137cm" svg:y2="7.238cm">
            <text:p/>
          </draw:line>
        </draw:g>
        <draw:g xml:id="id2" draw:id="id2">
          <draw:line draw:style-name="gr10" draw:text-style-name="P3" draw:layer="layout" svg:x1="8.214cm" svg:y1="11.307cm" svg:x2="5.775cm" svg:y2="11.322cm">
            <text:p/>
          </draw:line>
          <draw:line draw:style-name="gr10" draw:text-style-name="P3" draw:layer="layout" svg:x1="8.214cm" svg:y1="11.293cm" svg:x2="5.775cm" svg:y2="11.308cm">
            <text:p/>
          </draw:line>
          <draw:line draw:style-name="gr10" draw:text-style-name="P3" draw:layer="layout" svg:x1="6.44cm" svg:y1="11.632cm" svg:x2="7.652cm" svg:y2="11.632cm">
            <text:p/>
          </draw:line>
          <draw:line draw:style-name="gr10" draw:text-style-name="P3" draw:layer="layout" svg:x1="6.769cm" svg:y1="11.916cm" svg:x2="7.352cm" svg:y2="11.916cm">
            <text:p/>
          </draw:line>
        </draw:g>
        <draw:line draw:style-name="gr11" draw:text-style-name="P3" draw:layer="layout" svg:x1="19.025cm" svg:y1="6.921cm" svg:x2="19.034cm" svg:y2="8.482cm">
          <text:p/>
        </draw:line>
        <draw:custom-shape draw:style-name="gr12" draw:text-style-name="P7" xml:id="id6" draw:id="id6" draw:layer="layout" svg:width="0.378cm" svg:height="0.374cm" svg:x="26.792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5" draw:id="id5" draw:layer="layout" svg:width="0.352cm" svg:height="0.357cm" svg:x="26.777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xml:id="id7" draw:id="id7" draw:layer="layout" svg:x1="26.777cm" svg:y1="9.78cm" svg:x2="19.071cm" svg:y2="8.892cm" draw:start-shape="id5" draw:start-glue-point="6" draw:end-shape="id3" draw:end-glue-point="6" svg:d="M26777 9780h-7706v-888" svg:viewBox="0 0 7707 889">
          <text:p/>
        </draw:connector>
        <draw:connector draw:style-name="gr14" draw:text-style-name="P2" draw:layer="layout" svg:x1="26.792cm" svg:y1="5.317cm" svg:x2="19.071cm" svg:y2="6.319cm" draw:start-shape="id6" draw:start-glue-point="6" draw:end-shape="id3" draw:end-glue-point="4" svg:d="M26792 5317h-7721v1002" svg:viewBox="0 0 7722 1003">
          <text:p/>
        </draw:connector>
        <draw:custom-shape draw:style-name="gr15" draw:text-style-name="P8" draw:layer="layout" svg:width="1.641cm" svg:height="0.9cm" svg:x="7.906cm" svg:y="4.953cm">
          <text:p/>
          <draw:enhanced-geometry svg:viewBox="0 0 21600 21600" draw:type="rectangle" draw:enhanced-path="M 0 0 L 21600 0 21600 21600 0 21600 0 0 Z N"/>
        </draw:custom-shape>
        <draw:g>
          <draw:line draw:style-name="gr10" draw:text-style-name="P3" draw:layer="layout" svg:x1="9.571cm" svg:y1="5.412cm" svg:x2="9.446cm" svg:y2="5.819cm">
            <text:p/>
          </draw:line>
          <draw:line draw:style-name="gr10" draw:text-style-name="P3" draw:layer="layout" svg:x1="9.153cm" svg:y1="5.027cm" svg:x2="9.447cm" svg:y2="5.817cm">
            <text:p/>
          </draw:line>
          <draw:line draw:style-name="gr10" draw:text-style-name="P3" draw:layer="layout" svg:x1="8.605cm" svg:y1="5.017cm" svg:x2="8.341cm" svg:y2="5.844cm">
            <text:p/>
          </draw:line>
          <draw:line draw:style-name="gr10" draw:text-style-name="P3" draw:layer="layout" svg:x1="9.166cm" svg:y1="5.007cm" svg:x2="8.902cm" svg:y2="5.834cm">
            <text:p/>
          </draw:line>
          <draw:line draw:style-name="gr10" draw:text-style-name="P3" draw:layer="layout" svg:x1="8.594cm" svg:y1="5.023cm" svg:x2="8.888cm" svg:y2="5.813cm">
            <text:p/>
          </draw:line>
          <draw:line draw:style-name="gr10" draw:text-style-name="P3" draw:layer="layout" svg:x1="8.039cm" svg:y1="5.059cm" svg:x2="8.333cm" svg:y2="5.849cm">
            <text:p/>
          </draw:line>
          <draw:line draw:style-name="gr10" draw:text-style-name="P3" draw:layer="layout" svg:x1="8.045cm" svg:y1="5.098cm" svg:x2="7.92cm" svg:y2="5.505cm">
            <text:p/>
          </draw:line>
        </draw:g>
        <draw:frame draw:style-name="gr16" draw:text-style-name="P5" draw:layer="layout" svg:width="2.733cm" svg:height="3.786cm" svg:x="26.167cm" svg:y="5.774cm">
          <draw:text-box draw:corner-radius="0.756cm">
            <text:p><text:span text:style-name="T2"><text:s/></text:span><text:span text:style-name="T2">+</text:span></text:p>
            <text:p><text:span text:style-name="T2"/></text:p>
            <text:p><text:span text:style-name="T2">v_o</text:span></text:p>
            <text:p><text:span text:style-name="T2"/></text:p>
            <text:p><text:span text:style-name="T2"><text:s/></text:span><text:span text:style-name="T2">-</text:span></text:p>
          </draw:text-box>
        </draw:frame>
        <draw:custom-shape draw:style-name="gr17" draw:text-style-name="P10" draw:layer="layout" svg:width="1.842cm" svg:height="1.843cm" svg:x="6.125cm" svg:y="7.189cm">
          <text:p text:style-name="P9">+</text:p>
          <text:p text:style-name="P9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svg:x1="15.176cm" svg:y1="9.779cm" svg:x2="19.071cm" svg:y2="9.78cm" draw:end-shape="id7" draw:end-glue-point="0" svg:d="M15176 9779h1673v1h2222" svg:viewBox="0 0 3896 2">
          <text:p/>
        </draw:connector>
        <draw:frame draw:style-name="gr16" draw:text-style-name="P5" draw:layer="layout" svg:width="2.733cm" svg:height="3.786cm" svg:x="13.406cm" svg:y="5.868cm">
          <draw:text-box draw:corner-radius="0.756cm">
            <text:p><text:span text:style-name="T2"><text:s text:c="3"/></text:span><text:span text:style-name="T2">+</text:span></text:p>
            <text:p><text:span text:style-name="T2"/></text:p>
            <text:p text:style-name="P11"><text:span text:style-name="T5">v_</text:span><text:span text:style-name="T1">π</text:span></text:p>
            <text:p><text:span text:style-name="T2"/></text:p>
            <text:p><text:span text:style-name="T2"><text:s text:c="4"/></text:span><text:span text:style-name="T2">-</text:span></text:p>
          </draw:text-box>
        </draw:frame>
        <draw:g xml:id="id8" draw:id="id8">
          <draw:line draw:style-name="gr10" draw:text-style-name="P3" draw:layer="layout" svg:x1="12.471cm" svg:y1="8.807cm" svg:x2="12.142cm" svg:y2="8.655cm">
            <text:p/>
          </draw:line>
          <draw:line draw:style-name="gr10" draw:text-style-name="P3" draw:layer="layout" svg:x1="12.789cm" svg:y1="8.326cm" svg:x2="12.143cm" svg:y2="8.659cm">
            <text:p/>
          </draw:line>
          <draw:line draw:style-name="gr10" draw:text-style-name="P3" draw:layer="layout" svg:x1="12.802cm" svg:y1="7.686cm" svg:x2="12.132cm" svg:y2="7.366cm">
            <text:p/>
          </draw:line>
          <draw:line draw:style-name="gr10" draw:text-style-name="P3" draw:layer="layout" svg:x1="12.805cm" svg:y1="8.341cm" svg:x2="12.135cm" svg:y2="8.021cm">
            <text:p/>
          </draw:line>
          <draw:line draw:style-name="gr10" draw:text-style-name="P3" draw:layer="layout" svg:x1="12.798cm" svg:y1="7.673cm" svg:x2="12.152cm" svg:y2="8.006cm">
            <text:p/>
          </draw:line>
          <draw:line draw:style-name="gr10" draw:text-style-name="P3" draw:layer="layout" svg:x1="12.774cm" svg:y1="7.027cm" svg:x2="12.128cm" svg:y2="7.36cm">
            <text:p/>
          </draw:line>
          <draw:line draw:style-name="gr10" draw:text-style-name="P3" draw:layer="layout" svg:x1="12.741cm" svg:y1="7.032cm" svg:x2="12.412cm" svg:y2="6.88cm">
            <text:p/>
          </draw:line>
        </draw:g>
        <draw:connector draw:style-name="gr19" draw:text-style-name="P4" draw:layer="layout" svg:x1="12.466cm" svg:y1="6.88cm" svg:x2="12.465cm" svg:y2="5.491cm" draw:start-shape="id8" draw:start-glue-point="0" svg:d="M12466 6880v-969h-1v-420" svg:viewBox="0 0 2 1390">
          <text:p/>
        </draw:connector>
        <draw:connector draw:style-name="gr19" draw:text-style-name="P4" draw:layer="layout" svg:x1="12.473cm" svg:y1="9.783cm" svg:x2="12.474cm" svg:y2="8.73cm" svg:d="M12473 9783v-526h1v-527" svg:viewBox="0 0 2 1054">
          <text:p/>
        </draw:connector>
        <draw:frame draw:style-name="gr20" draw:text-style-name="P5" draw:layer="layout" svg:width="1.73cm" svg:height="1.572cm" svg:x="10.354cm" svg:y="6.191cm">
          <draw:text-box>
            <text:p><text:span text:style-name="T1">R_B</text:span></text:p>
          </draw:text-box>
        </draw:frame>
        <draw:connector draw:style-name="gr21" draw:text-style-name="P12" draw:layer="layout" svg:x1="10.418cm" svg:y1="3.853cm" svg:x2="10.417cm" svg:y2="10.916cm" svg:d="M10418 3853v3532h-1v3531" svg:viewBox="0 0 2 7064">
          <text:p/>
        </draw:connector>
        <draw:line draw:style-name="gr22" draw:text-style-name="P13" draw:layer="layout" svg:x1="10.383cm" svg:y1="3.916cm" svg:x2="12.443cm" svg:y2="3.916cm">
          <text:p/>
        </draw:line>
        <draw:line draw:style-name="gr23" draw:text-style-name="P14" draw:layer="layout" svg:x1="10.361cm" svg:y1="10.86cm" svg:x2="12.421cm" svg:y2="10.86cm">
          <text:p/>
        </draw:line>
        <draw:frame draw:style-name="gr8" draw:text-style-name="P5" draw:layer="layout" svg:width="2.733cm" svg:height="1.572cm" svg:x="10.379cm" svg:y="2.204cm">
          <draw:text-box draw:corner-radius="0.756cm">
            <text:p><text:span text:style-name="T2">Z_i</text:span></text:p>
          </draw:text-box>
        </draw:frame>
        <draw:connector draw:style-name="gr21" draw:text-style-name="P12" draw:layer="layout" svg:x1="24.778cm" svg:y1="3.841cm" svg:x2="24.777cm" svg:y2="10.904cm" svg:d="M24778 3841v3532h-1v3531" svg:viewBox="0 0 2 7064">
          <text:p/>
        </draw:connector>
        <draw:line draw:style-name="gr23" draw:text-style-name="P14" draw:layer="layout" svg:x1="24.796cm" svg:y1="10.848cm" svg:x2="22.736cm" svg:y2="10.871cm">
          <text:p/>
        </draw:line>
        <draw:line draw:style-name="gr23" draw:text-style-name="P14" draw:layer="layout" svg:x1="24.821cm" svg:y1="3.853cm" svg:x2="22.761cm" svg:y2="3.876cm">
          <text:p/>
        </draw:line>
        <draw:frame draw:style-name="gr8" draw:text-style-name="P5" draw:layer="layout" svg:width="2.733cm" svg:height="1.572cm" svg:x="23.402cm" svg:y="2.92cm">
          <draw:text-box draw:corner-radius="0.756cm">
            <text:p><text:span text:style-name="T2">Z_o</text:span></text:p>
          </draw:text-box>
        </draw:frame>
        <draw:custom-shape draw:style-name="gr24" draw:text-style-name="P7" draw:layer="layout" svg:width="0.352cm" svg:height="0.357cm" svg:x="24.57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378cm" svg:height="0.374cm" svg:x="24.591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378cm" svg:height="0.374cm" svg:x="10.251cm" svg:y="5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0.403cm" svg:height="0.402cm" svg:x="10.213cm" svg:y="9.67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23T04:03:26.436280586</dc:date>
    <meta:editing-duration>P1DT2H47M5S</meta:editing-duration>
    <meta:editing-cycles>25</meta:editing-cycles>
    <meta:generator>LibreOffice/6.4.7.2$Linux_X86_64 LibreOffice_project/40$Build-2</meta:generator>
    <meta:document-statistic meta:object-count="92"/>
  </office:meta>
</office:document-meta>
</file>